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2.1347in" style:rel-column-width="3075*"/>
    </style:style>
    <style:style style:name="Table1.B" style:family="table-column">
      <style:table-column-properties style:column-width="4.7903in" style:rel-column-width="690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1597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1597in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.1597in" fo:border="none" style:writing-mode="page">
        <style:background-image/>
      </style:table-cell-properties>
    </style:style>
    <style:style style:name="Table1.B3" style:family="table-cell">
      <style:table-cell-properties fo:background-color="transparent" fo:padding="0.1597in" fo:border="none" style:writing-mode="page">
        <style:background-image/>
      </style:table-cell-properties>
    </style:style>
    <style:style style:name="Table1.B4" style:family="table-cell">
      <style:table-cell-properties fo:background-color="transparent" fo:padding="0.1597in" fo:border="none" style:writing-mode="page">
        <style:background-image/>
      </style:table-cell-properties>
    </style:style>
    <style:style style:name="Table1.B5" style:family="table-cell">
      <style:table-cell-properties fo:background-color="transparent" fo:padding="0.1597in" fo:border="none" style:writing-mode="page">
        <style:background-image/>
      </style:table-cell-properties>
    </style:style>
    <style:style style:name="Table1.6" style:family="table-row">
      <style:table-row-properties style:min-row-height="0.3056in" fo:keep-together="auto"/>
    </style:style>
    <style:style style:name="Table1.B6" style:family="table-cell">
      <style:table-cell-properties fo:background-color="transparent" fo:padding="0.1597in" fo:border="none" style:writing-mode="page">
        <style:background-image/>
      </style:table-cell-properties>
    </style:style>
    <style:style style:name="Table1.B7" style:family="table-cell">
      <style:table-cell-properties fo:background-color="transparent" fo:padding="0.1597in" fo:border="none" style:writing-mode="page">
        <style:background-image/>
      </style:table-cell-properties>
    </style:style>
    <style:style style:name="Table1.B8" style:family="table-cell">
      <style:table-cell-properties fo:background-color="transparent" fo:padding="0.1597in" fo:border="none" style:writing-mode="page">
        <style:background-image/>
      </style:table-cell-properties>
    </style:style>
    <style:style style:name="Table1.B9" style:family="table-cell">
      <style:table-cell-properties fo:background-color="transparent" fo:padding="0.1597in" fo:border="none" style:writing-mode="page">
        <style:background-image/>
      </style:table-cell-properties>
    </style:style>
    <style:style style:name="Table1.A10" style:family="table-cell">
      <style:table-cell-properties style:vertical-align="middle" fo:background-color="transparent" fo:padding="0.1597in" fo:border-left="none" fo:border-right="none" fo:border-top="none" fo:border-bottom="0.75pt solid #000000" style:writing-mode="page">
        <style:background-image/>
      </style:table-cell-properties>
    </style:style>
    <style:style style:name="Table1.B10" style:family="table-cell">
      <style:table-cell-properties style:vertical-align="middle" fo:background-color="transparent" fo:padding="0.1597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5in" table:align="margins" style:shadow="none" style:may-break-between-rows="true" table:border-model="collapsing"/>
    </style:style>
    <style:style style:name="Table2.A" style:family="table-column">
      <style:table-column-properties style:column-width="1.8431in" style:rel-column-width="2655*"/>
    </style:style>
    <style:style style:name="Table2.B" style:family="table-column">
      <style:table-column-properties style:column-width="5.0819in" style:rel-column-width="7320*"/>
    </style:style>
    <style:style style:name="Table2.A1" style:family="table-cell">
      <style:table-cell-properties fo:background-color="transparent" fo:padding="0.1403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1403in" fo:border="none" style:writing-mode="page">
        <style:background-image/>
      </style:table-cell-properties>
    </style:style>
    <style:style style:name="Table2.B2" style:family="table-cell">
      <style:table-cell-properties fo:background-color="transparent" fo:padding="0.1403in" fo:border="none" style:writing-mode="page">
        <style:background-image/>
      </style:table-cell-properties>
    </style:style>
    <style:style style:name="Table2.B3" style:family="table-cell">
      <style:table-cell-properties fo:background-color="transparent" fo:padding="0.1403in" fo:border="none" style:writing-mode="page">
        <style:background-image/>
      </style:table-cell-properties>
    </style:style>
    <style:style style:name="Table2.B4" style:family="table-cell">
      <style:table-cell-properties fo:background-color="transparent" fo:padding="0.1403in" fo:border="none" style:writing-mode="page">
        <style:background-image/>
      </style:table-cell-properties>
    </style:style>
    <style:style style:name="Table2.B5" style:family="table-cell">
      <style:table-cell-properties fo:background-color="transparent" fo:padding="0.1403in" fo:border="none" style:writing-mode="page">
        <style:background-image/>
      </style:table-cell-properties>
    </style:style>
    <style:style style:name="Table2.B6" style:family="table-cell">
      <style:table-cell-properties fo:background-color="transparent" fo:padding="0.1403in" fo:border="none" style:writing-mode="page">
        <style:background-image/>
      </style:table-cell-properties>
    </style:style>
    <style:style style:name="Table2.B7" style:family="table-cell">
      <style:table-cell-properties fo:background-color="transparent" fo:padding="0.1403in" fo:border="none" style:writing-mode="page">
        <style:background-image/>
      </style:table-cell-properties>
    </style:style>
    <style:style style:name="Table2.B8" style:family="table-cell">
      <style:table-cell-properties fo:background-color="transparent" fo:padding="0.1403in" fo:border="none" style:writing-mode="page">
        <style:background-image/>
      </style:table-cell-properties>
    </style:style>
    <style:style style:name="Table2.9" style:family="table-row">
      <style:table-row-properties fo:keep-together="auto"/>
    </style:style>
    <style:style style:name="Table2.B9" style:family="table-cell">
      <style:table-cell-properties fo:background-color="transparent" fo:padding="0.1403in" fo:border="none" style:writing-mode="page">
        <style:background-image/>
      </style:table-cell-properties>
    </style:style>
    <style:style style:name="Table2.10" style:family="table-row">
      <style:table-row-properties style:min-row-height="0.1667in"/>
    </style:style>
    <style:style style:name="Table2.A10" style:family="table-cell">
      <style:table-cell-properties style:vertical-align="middle" fo:background-color="transparent" fo:padding="0.1403in" fo:border-left="none" fo:border-right="none" fo:border-top="none" fo:border-bottom="0.75pt solid #000000" style:writing-mode="page">
        <style:background-image/>
      </style:table-cell-properties>
    </style:style>
    <style:style style:name="Table2.B10" style:family="table-cell">
      <style:table-cell-properties fo:background-color="transparent" fo:padding="0.1403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85b71" officeooo:paragraph-rsid="00085b71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77f" officeooo:paragraph-rsid="000767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07677f" officeooo:paragraph-rsid="0007677f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ext_20_body">
      <style:text-properties officeooo:paragraph-rsid="0007677f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officeooo:rsid="00085b71"/>
    </style:style>
    <style:style style:name="P9" style:family="paragraph" style:parent-style-name="Standard">
      <style:paragraph-properties fo:text-align="center" style:justify-single-word="false"/>
      <style:text-properties officeooo:rsid="00085b71"/>
    </style:style>
    <style:style style:name="P10" style:family="paragraph" style:parent-style-name="Standard">
      <style:text-properties officeooo:paragraph-rsid="0008c425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869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698b" officeooo:paragraph-rsid="000869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698b" officeooo:paragraph-rsid="000869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69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officeooo:rsid="0007677f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8c42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D1: Gestion de projets</text:p>
      <text:p text:style-name="Text_20_body"/>
      <text:p text:style-name="Text_20_body">Vous venez d'être recruté(e) par la société ProDev Maroc en tant que chef de projet</text:p>
      <text:p text:style-name="Text_20_body">junior.</text:p>
      <text:p text:style-name="Text_20_body">ProDev Maroc est une filiale du groupe ProDev, spécialisée dans les applications</text:p>
      <text:p text:style-name="Text_20_body">mobiles, les sites Internet et le déploiement d’outils collaboratifs.</text:p>
      <text:p text:style-name="Text_20_body">Informations sur l’entreprise :</text:p>
      <text:p text:style-name="Text_20_body">La société ProDev Maroc comporte les départements suivants :</text:p>
      <text:p text:style-name="Text_20_body">● Administratif : gérant les dossiers administratifs des collaborateurs</text:p>
      <text:p text:style-name="Text_20_body">● Ressources humaines : gérant le recrutement des nouveaux collaborateurs</text:p>
      <text:p text:style-name="Text_20_body">● Juridique :gérant les aspects juridiques</text:p>
      <text:p text:style-name="Text_20_body">● SI : gérant le système d'information de l'entreprise</text:p>
      <text:p text:style-name="Text_20_body">● Commercial : gérant les relations clients, les prestataires et prospectant de nouveaux</text:p>
      <text:p text:style-name="Text_20_body">projets</text:p>
      <text:p text:style-name="Text_20_body">● Technique : gérant le traitement technique des projets en livrant les applications</text:p>
      <text:p text:style-name="Text_20_body">demandées par le client</text:p>
      <text:p text:style-name="P5">Objectif :</text:p>
      <text:p text:style-name="Text_20_body">Réalisation d’une charte d’un projet de développement d’un progiciel de e-learning</text:p>
      <text:p text:style-name="Text_20_body">pour une grande école d’ingénieur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oft-page-break/><text:span text:style-name="T3">Reponse: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Element</text:p>
          </table:table-cell>
          <table:table-cell table:style-name="Table1.A1" office:value-type="string">
            <text:p text:style-name="P3">Description</text:p>
          </table:table-cell>
        </table:table-row>
        <table:table-row table:style-name="Table1.1">
          <table:table-cell table:style-name="Table1.A2" office:value-type="string">
            <text:p text:style-name="P2">Contexte du Projet</text:p>
          </table:table-cell>
          <table:table-cell table:style-name="Table1.B2" office:value-type="string">
            <text:p text:style-name="P2">Développement d'un progiciel de e-learning pour répondre aux besoins d'une grande école d'ingénieur.</text:p>
          </table:table-cell>
        </table:table-row>
        <table:table-row table:style-name="Table1.1">
          <table:table-cell table:style-name="Table1.A2" office:value-type="string">
            <text:p text:style-name="P2">Objectif du Projet</text:p>
          </table:table-cell>
          <table:table-cell table:style-name="Table1.B3" office:value-type="string">
            <text:p text:style-name="P2">Créer une plateforme e-learning accessible, facilitant la gestion des ressources pédagogiques et l'interaction.</text:p>
          </table:table-cell>
        </table:table-row>
        <table:table-row table:style-name="Table1.1">
          <table:table-cell table:style-name="Table1.A2" office:value-type="string">
            <text:p text:style-name="P2">Parties Prenantes</text:p>
          </table:table-cell>
          <table:table-cell table:style-name="Table1.B4" office:value-type="string">
            <text:p text:style-name="P2">- Client Principal : Grande école d’ingénieur <text:line-break/>- Équipe Projet : Chef de projet, développeurs, designers, experts pédagogiques <text:line-break/>- Départements Internes : Administratif, RH, Juridique, SI, Commercial, Technique</text:p>
          </table:table-cell>
        </table:table-row>
        <table:table-row table:style-name="Table1.1">
          <table:table-cell table:style-name="Table1.A2" office:value-type="string">
            <text:p text:style-name="P2">Scope du Projet</text:p>
          </table:table-cell>
          <table:table-cell table:style-name="Table1.B5" office:value-type="string">
            <text:p text:style-name="P2"><text:span text:style-name="Strong_20_Emphasis">Inclusions :</text:span> Développement de la plateforme, intégration de fonctionnalités, formation des utilisateurs. <text:line-break/><text:span text:style-name="Strong_20_Emphasis">Exclusions :</text:span> Développement de contenu pédagogique, support technique au-delà de la période de maintenance.</text:p>
          </table:table-cell>
        </table:table-row>
        <table:table-row table:style-name="Table1.6">
          <table:table-cell table:style-name="Table1.A2" office:value-type="string">
            <text:p text:style-name="P2">Planning Prévisionnel</text:p>
          </table:table-cell>
          <table:table-cell table:style-name="Table1.B6" office:value-type="string">
            <text:p text:style-name="P2">Phase 1 : Analyse des besoins (1 mois) <text:line-break/>Phase 2 : Conception et prototypage (2 mois) <text:line-break/>Phase 3 : Développement (4 mois) <text:line-break/>Phase 4 : Tests et validation (2 mois) <text:line-break/>Phase 5 : Déploiement et formation (1 mois)</text:p>
          </table:table-cell>
        </table:table-row>
        <table:table-row table:style-name="Table1.6">
          <table:table-cell table:style-name="Table1.A2" office:value-type="string">
            <text:p text:style-name="P2">Budget Prévisionnel</text:p>
          </table:table-cell>
          <table:table-cell table:style-name="Table1.B7" office:value-type="string">
            <text:p text:style-name="P2">Estimation des coûts pour le développement, les ressources humaines et les outils. Budget détaillé à élaborer lors de l'analyse.</text:p>
          </table:table-cell>
        </table:table-row>
        <table:table-row table:style-name="Table1.6">
          <table:table-cell table:style-name="Table1.A2" office:value-type="string">
            <text:p text:style-name="P2">Risques Potentiels</text:p>
          </table:table-cell>
          <table:table-cell table:style-name="Table1.B8" office:value-type="string">
            <text:p text:style-name="P2">Changements dans les exigences, retards techniques, résistance au changement des utilisateurs.</text:p>
          </table:table-cell>
        </table:table-row>
        <table:table-row table:style-name="Table1.6">
          <table:table-cell table:style-name="Table1.A2" office:value-type="string">
            <text:p text:style-name="P2">Indicateurs de Succès</text:p>
          </table:table-cell>
          <table:table-cell table:style-name="Table1.B9" office:value-type="string">
            <text:p text:style-name="P2">Satisfaction du client, taux d'adoption de la plateforme, réduction du temps de gestion pour les enseignants.</text:p>
          </table:table-cell>
        </table:table-row>
        <table:table-row table:style-name="Table1.6">
          <table:table-cell table:style-name="Table1.A10" office:value-type="string">
            <text:p text:style-name="P2">Communication</text:p>
          </table:table-cell>
          <table:table-cell table:style-name="Table1.B10" office:value-type="string">
            <text:p text:style-name="P2">Réunions régulières avec les parties prenantes pour suivre l'avancement et recueillir des retours.</text:p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P8"/>
      <text:p text:style-name="P9">TD2: Gestion de projets</text:p>
      <text:p text:style-name="P1"/>
      <text:p text:style-name="Standard">Vous venez d'être recruté(e) par la société Marsa Maroc en tant que chef de projet</text:p>
      <text:p text:style-name="Standard">junior.</text:p>
      <text:p text:style-name="Standard">Marsa Maroc est une entreprise marocaine spécialisée dans l'exploitation de terminaux</text:p>
      <text:p text:style-name="Standard">et quais portuaires</text:p>
      <text:p text:style-name="Standard"/>
      <text:p text:style-name="P7">Objectif :</text:p>
      <text:p text:style-name="Standard">Réalisation d’une charte d’un projet de développement d’un progiciel de gestion de la</text:p>
      <text:p text:style-name="Standard">planification des moyens de quai a Marsa Maroc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<text:span text:style-name="T4">Reponse:</text:span></text:p>
      <text:p text:style-name="Standard"/>
      <table:table table:name="Table2" table:style-name="Table2" table:template-name="Academic">
        <table:table-column table:style-name="Table2.A"/>
        <table:table-column table:style-name="Table2.B"/>
        <table:table-row>
          <table:table-cell table:style-name="Table2.A1" office:value-type="string">
            <text:p text:style-name="P14">Element</text:p>
          </table:table-cell>
          <table:table-cell table:style-name="Table2.A1" office:value-type="string">
            <text:p text:style-name="P14">Description</text:p>
          </table:table-cell>
        </table:table-row>
        <table:table-row>
          <table:table-cell table:style-name="Table2.A2" office:value-type="string">
            <text:p text:style-name="P13">Contexte du Projet</text:p>
          </table:table-cell>
          <table:table-cell table:style-name="Table2.B2" office:value-type="string">
            <text:p text:style-name="P2">Marsa Maroc souhaite optimiser la gestion de ses terminaux portuaires en développant un progiciel de planification des moyens de quai.</text:p>
          </table:table-cell>
        </table:table-row>
        <table:table-row>
          <table:table-cell table:style-name="Table2.A2" office:value-type="string">
            <text:p text:style-name="P13">Objectif du Projet</text:p>
          </table:table-cell>
          <table:table-cell table:style-name="Table2.B3" office:value-type="string">
            <text:p text:style-name="P2">Créer une plateforme permettant de : <text:line-break/>- Planifier efficacement les ressources (quais, équipements, etc.) <text:line-break/>- Suivre l’occupation des quais <text:line-break/>- Améliorer la coordination des opérations portuaires.</text:p>
          </table:table-cell>
        </table:table-row>
        <table:table-row>
          <table:table-cell table:style-name="Table2.A2" office:value-type="string">
            <text:p text:style-name="P13">Parties Prenantes</text:p>
          </table:table-cell>
          <table:table-cell table:style-name="Table2.B4" office:value-type="string">
            <text:p text:style-name="P2">- <text:span text:style-name="Strong_20_Emphasis">Client Principal</text:span> : Marsa Maroc <text:line-break/>- <text:span text:style-name="Strong_20_Emphasis">Équipe Projet</text:span> : Chef de projet, développeurs, analystes fonctionnels, experts en logistique portuaire <text:line-break/>- <text:span text:style-name="Strong_20_Emphasis">Départements Internes</text:span> : Administratif, RH, Juridique, SI, Commercial, Technique</text:p>
          </table:table-cell>
        </table:table-row>
        <table:table-row>
          <table:table-cell table:style-name="Table2.A2" office:value-type="string">
            <text:p text:style-name="P13">Scope du Projet</text:p>
          </table:table-cell>
          <table:table-cell table:style-name="Table2.B5" office:value-type="string">
            <text:p text:style-name="P2"><text:span text:style-name="Strong_20_Emphasis">Inclusions :</text:span> Développement du progiciel, intégration de fonctionnalités de suivi et de reporting, formation des utilisateurs. <text:line-break/><text:span text:style-name="Strong_20_Emphasis">Exclusions :</text:span> Gestion des opérations maritimes, développement d’infrastructures physiques.</text:p>
          </table:table-cell>
        </table:table-row>
        <table:table-row>
          <table:table-cell table:style-name="Table2.A2" office:value-type="string">
            <text:p text:style-name="P12"><text:span text:style-name="T1">Planning </text:span>Prévisionnel</text:p>
          </table:table-cell>
          <table:table-cell table:style-name="Table2.B6" office:value-type="string">
            <text:p text:style-name="P2">Phase 1 : Analyse des besoins (1 mois) <text:line-break/>Phase 2 : Conception et prototypage (2 mois) <text:line-break/>Phase 3 : Développement (4 mois) <text:line-break/>Phase 4 : Tests et validation (2 mois) <text:line-break/>Phase 5 : Déploiement et formation (1 mois)</text:p>
          </table:table-cell>
        </table:table-row>
        <table:table-row>
          <table:table-cell table:style-name="Table2.A2" office:value-type="string">
            <text:p text:style-name="P2">Budget Prévisionnel</text:p>
          </table:table-cell>
          <table:table-cell table:style-name="Table2.B7" office:value-type="string">
            <text:p text:style-name="P2">Estimation des coûts pour le développement, les ressources humaines, et les outils. Un budget détaillé sera établi lors de la phase d'analyse.</text:p>
          </table:table-cell>
        </table:table-row>
        <table:table-row>
          <table:table-cell table:style-name="Table2.A2" office:value-type="string">
            <text:p text:style-name="P2">Risques Potentiels</text:p>
          </table:table-cell>
          <table:table-cell table:style-name="Table2.B8" office:value-type="string">
            <text:p text:style-name="P2">Changements dans les exigences du client, retards dus à des problèmes techniques, résistance à l’adoption du nouveau système par le personnel.</text:p>
          </table:table-cell>
        </table:table-row>
        <table:table-row table:style-name="Table2.9">
          <table:table-cell table:style-name="Table2.A2" office:value-type="string">
            <text:p text:style-name="P2">Indicateurs de Succès</text:p>
          </table:table-cell>
          <table:table-cell table:style-name="Table2.B9" office:value-type="string">
            <text:p text:style-name="P2">Satisfaction du client, efficacité améliorée dans la gestion des quais, réduction des temps d'attente et d'occupation.</text:p>
          </table:table-cell>
        </table:table-row>
        <table:table-row table:style-name="Table2.10">
          <table:table-cell table:style-name="Table2.A10" office:value-type="string">
            <text:p text:style-name="P2">Communication</text:p>
          </table:table-cell>
          <table:table-cell table:style-name="Table2.B10" office:value-type="string">
            <text:p text:style-name="P2">Réunions régulières avec les parties prenantes pour assurer un suivi de l'avancement et obtenir des retours continu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2:24:29.736341495</meta:creation-date>
    <dc:date>2024-10-14T12:57:38.376559837</dc:date>
    <meta:editing-duration>PT17M39S</meta:editing-duration>
    <meta:editing-cycles>3</meta:editing-cycles>
    <meta:generator>LibreOffice/24.2.6.2$Linux_X86_64 LibreOffice_project/420$Build-2</meta:generator>
    <meta:print-date>2024-10-14T12:52:45.877281178</meta:print-date>
    <meta:printed-by>PDF files</meta:printed-by>
    <meta:document-statistic meta:table-count="2" meta:image-count="0" meta:object-count="0" meta:page-count="4" meta:paragraph-count="68" meta:word-count="634" meta:character-count="4400" meta:non-whitespace-character-count="3817"/>
  </office:meta>
</office:document-meta>
</file>